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C000000406FA13056B92A49193.png" manifest:media-type="image/png"/>
  <manifest:file-entry manifest:full-path="Pictures/TablePreview1.svm" manifest:media-type=""/>
  <manifest:file-entry manifest:full-path="Pictures/10000201000002B1000003B2FA5E2C5F767EFF88.png" manifest:media-type="image/png"/>
  <manifest:file-entry manifest:full-path="Pictures/10000201000002CE000002E53FE0AD2BA0A377E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6cm" fo:min-width="13.75cm"/>
    </style:style>
    <style:style style:name="gr2" style:family="graphic" style:parent-style-name="Objekt_20_ohne_20_Füllung_20_und_20_Lini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53cm" svg:stroke-color="#000000" draw:marker-start-width="0.28cm" draw:marker-end-width="0.28cm" draw:fill="none" draw:textarea-horizontal-align="center" draw:textarea-vertical-align="middle" fo:padding-top="0.152cm" fo:padding-bottom="0.152cm" fo:padding-left="0.277cm" fo:padding-right="0.277cm"/>
    </style:style>
    <style:style style:name="gr5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ff0000" draw:marker-start-width="0.279cm" draw:marker-end-width="0.279cm" draw:fill="none" draw:textarea-horizontal-align="center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bf0041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ffff00" draw:marker-start-width="0.279cm" draw:marker-end-width="0.279cm" draw:fill="none" draw:textarea-horizontal-align="center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00a933" draw:marker-start-width="0.279cm" draw:marker-end-width="0.279cm" draw:fill="none" draw:textarea-horizontal-align="center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00a9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svg:stroke-color="#ffff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svg:stroke-color="#ff8000" draw:marker-start-width="0.279cm" draw:marker-end="Linienspitzen_20_1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textarea-horizontal-align="justify" draw:textarea-vertical-align="middle" draw:auto-grow-height="false" fo:min-height="1.576cm" fo:min-width="1.28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standard">
      <style:graphic-properties draw:fill-color="#dddddd" draw:textarea-horizontal-align="justify" draw:textarea-vertical-align="middle" draw:auto-grow-height="false" fo:min-height="13.75cm" fo:min-width="20.25cm"/>
    </style:style>
    <style:style style:name="gr17" style:family="graphic" style:parent-style-name="standard">
      <style:graphic-properties draw:fill-color="#acb20c" draw:textarea-horizontal-align="justify" draw:textarea-vertical-align="middle" draw:auto-grow-height="false" fo:min-height="0.55cm" fo:min-width="1.16cm"/>
    </style:style>
    <style:style style:name="gr18" style:family="graphic" style:parent-style-name="objectwithoutfill">
      <style:graphic-properties svg:stroke-width="0.106cm" draw:marker-start-width="0.358cm" draw:marker-end="Linienspitzen_20_2" draw:marker-end-width="0.458cm" draw:fill="none" draw:textarea-vertical-align="middle" fo:padding-top="0.177cm" fo:padding-bottom="0.177cm" fo:padding-left="0.302cm" fo:padding-right="0.302cm"/>
    </style:style>
    <style:style style:name="gr19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068cm" fo:min-width="0cm"/>
    </style:style>
    <style:style style:name="gr21" style:family="graphic" style:parent-style-name="objectwithoutfill">
      <style:graphic-properties svg:stroke-width="0.053cm" svg:stroke-color="#ff8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53cm" svg:stroke-color="#ff8000" draw:marker-start="Linienspitzen_20_1" draw:marker-start-width="0.279cm" draw:marker-end="Linienspitzen_20_3" draw:marker-end-width="0.279cm" draw:fill="none" draw:textarea-vertical-align="middle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53cm" svg:stroke-color="#bf0041" draw:marker-start="Linienspitzen_20_3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24" style:family="graphic" style:parent-style-name="objectwithoutfill">
      <style:graphic-properties svg:stroke-width="0.053cm" svg:stroke-color="#000000" draw:marker-start="Linienspitzen_20_3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co1" style:family="table-column">
      <style:table-column-properties style:column-width="2.932cm" style:use-optimal-column-width="false"/>
    </style:style>
    <style:style style:name="co2" style:family="table-column">
      <style:table-column-properties style:column-width="2.931cm" style:use-optimal-column-width="false"/>
    </style:style>
    <style:style style:name="ro1" style:family="table-row">
      <style:table-row-properties style:row-height="0.655cm" style:use-optimal-row-height="false"/>
    </style:style>
    <style:style style:name="ro2" style:family="table-row">
      <style:table-row-properties style:row-height="0.6cm" style:use-optimal-row-height="false"/>
    </style:style>
    <style:style style:name="ce1" style:family="table-cell">
      <style:paragraph-properties fo:line-height="100%" style:text-autospace="none"/>
      <style:text-properties fo:font-size="10pt" fo:font-weight="bold" style:font-size-asian="10pt" style:font-weight-asian="bold" style:font-size-complex="10pt" style:font-weight-complex="bold"/>
    </style:style>
    <style:style style:name="ce2" style:family="table-cell">
      <style:paragraph-properties fo:line-height="100%" style:text-autospace="none"/>
      <style:text-properties fo:font-size="10pt" style:font-size-asian="10pt" style:font-size-complex="10pt"/>
    </style:style>
    <style:style style:name="P1" style:family="paragraph">
      <style:paragraph-properties fo:line-height="100%" style:text-autospace="none"/>
      <style:text-properties fo:font-size="10pt" fo:font-weight="bold" style:font-size-asian="10pt" style:font-weight-asian="bold" style:font-size-complex="10pt" style:font-weight-complex="bold"/>
    </style:style>
    <style:style style:name="P2" style:family="paragraph">
      <style:paragraph-properties fo:line-height="100%" style:text-autospace="none"/>
      <style:text-properties fo:font-size="10pt" style:font-size-asian="10pt" style:font-size-complex="10pt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text-properties fo:font-size="8pt"/>
    </style:style>
    <style:style style:name="P7" style:family="paragraph">
      <loext:graphic-properties draw:fill="none" draw:fill-color="#ffffff"/>
      <style:text-properties fo:font-size="8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dddddd"/>
      <style:paragraph-properties fo:text-align="center"/>
    </style:style>
    <style:style style:name="P12" style:family="paragraph">
      <loext:graphic-properties draw:fill-color="#acb20c"/>
      <style:paragraph-properties fo:text-align="center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style:text-properties fo:font-size="14pt"/>
    </style:style>
    <style:style style:name="P15" style:family="paragraph">
      <loext:graphic-properties draw:fill="none" draw:fill-color="#ffffff"/>
      <style:text-properties fo:font-size="14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5.862cm" svg:height="3.929cm" svg:x="4.205cm" svg:y="15.773cm">
          <table:table table:template-name="earth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Signal</text:p>
              </table:table-cell>
              <table:table-cell>
                <text:p text:style-name="P1">ESP-12F</text:p>
              </table:table-cell>
            </table:table-row>
            <table:table-row table:style-name="ro2" table:default-cell-style-name="ce2">
              <table:table-cell>
                <text:p text:style-name="P2">+3V3</text:p>
              </table:table-cell>
              <table:table-cell>
                <text:p text:style-name="P2">VCC</text:p>
              </table:table-cell>
            </table:table-row>
            <table:table-row table:style-name="ro2" table:default-cell-style-name="ce2">
              <table:table-cell>
                <text:p text:style-name="P2">GND</text:p>
              </table:table-cell>
              <table:table-cell>
                <text:p text:style-name="P2">GND</text:p>
              </table:table-cell>
            </table:table-row>
            <table:table-row table:style-name="ro2" table:default-cell-style-name="ce2">
              <table:table-cell>
                <text:p text:style-name="P2">SDA</text:p>
              </table:table-cell>
              <table:table-cell>
                <text:p text:style-name="P2">GPIO4</text:p>
              </table:table-cell>
            </table:table-row>
            <table:table-row table:style-name="ro2" table:default-cell-style-name="ce2">
              <table:table-cell>
                <text:p text:style-name="P2">SCL</text:p>
              </table:table-cell>
              <table:table-cell>
                <text:p text:style-name="P2">GPIO5</text:p>
              </table:table-cell>
            </table:table-row>
            <table:table-row table:style-name="ro2" table:default-cell-style-name="ce2">
              <table:table-cell>
                <text:p text:style-name="P2">LED_DI</text:p>
              </table:table-cell>
              <table:table-cell>
                <text:p text:style-name="P2">GPIO3</text:p>
              </table:table-cell>
            </table:table-row>
          </table:table>
          <draw:image xlink:href="Pictures/TablePreview1.svm" xlink:type="simple" xlink:show="embed" xlink:actuate="onLoad"/>
        </draw:frame>
        <draw:g>
          <draw:custom-shape draw:style-name="gr1" draw:text-style-name="P3" draw:layer="layout" svg:width="14.25cm" svg:height="6.25cm" svg:x="3.75cm" svg:y="7cm">
            <text:p/>
            <draw:enhanced-geometry svg:viewBox="0 0 21600 21600" draw:type="rectangle" draw:enhanced-path="M 0 0 L 21600 0 21600 21600 0 21600 0 0 Z N"/>
          </draw:custom-shape>
          <draw:g>
            <draw:frame draw:style-name="gr2" draw:text-style-name="P4" draw:layer="layout" svg:width="1.41cm" svg:height="2.063cm" svg:x="10.59cm" svg:y="8.937cm">
              <draw:image xlink:href="Pictures/10000201000002C000000406FA13056B92A49193.png" xlink:type="simple" xlink:show="embed" xlink:actuate="onLoad" draw:mime-type="image/png">
                <text:p/>
              </draw:image>
            </draw:frame>
            <draw:frame draw:style-name="gr3" draw:text-style-name="P4" draw:layer="layout" svg:width="0.728cm" svg:height="1cm" svg:x="16.522cm" svg:y="9.75cm">
              <draw:image xlink:href="Pictures/10000201000002B1000003B2FA5E2C5F767EFF88.png" xlink:type="simple" xlink:show="embed" xlink:actuate="onLoad" draw:mime-type="image/png">
                <text:p/>
              </draw:image>
            </draw:frame>
            <draw:frame draw:style-name="gr3" draw:text-style-name="P4" draw:layer="layout" svg:width="0.816cm" svg:height="0.842cm" svg:x="14.934cm" svg:y="9.908cm">
              <draw:image xlink:href="Pictures/10000201000002CE000002E53FE0AD2BA0A377E8.png" xlink:type="simple" xlink:show="embed" xlink:actuate="onLoad" draw:mime-type="image/png">
                <text:p/>
              </draw:image>
            </draw:frame>
            <draw:polyline draw:style-name="gr4" draw:text-style-name="P4" draw:layer="layout" svg:width="4.999cm" svg:height="0.749cm" svg:x="12cm" svg:y="10.75cm" svg:viewBox="0 0 5000 750" draw:points="0,98 196,98 196,98 196,750 196,750 5000,750 5000,750 5000,0">
              <text:p/>
            </draw:polyline>
            <draw:line draw:style-name="gr5" draw:text-style-name="P4" draw:layer="layout" svg:x1="15.024cm" svg:y1="10.75cm" svg:x2="15.024cm" svg:y2="11.5cm">
              <text:p/>
            </draw:line>
            <draw:line draw:style-name="gr6" draw:text-style-name="P4" draw:layer="layout" svg:x1="10.674cm" svg:y1="10.826cm" svg:x2="10.25cm" svg:y2="10.826cm">
              <text:p/>
            </draw:line>
            <draw:line draw:style-name="gr6" draw:text-style-name="P4" draw:layer="layout" svg:x1="10.25cm" svg:y1="10.826cm" svg:x2="10.25cm" svg:y2="11.75cm">
              <text:p/>
            </draw:line>
            <draw:line draw:style-name="gr6" draw:text-style-name="P4" draw:layer="layout" svg:x1="10.25cm" svg:y1="11.75cm" svg:x2="17.168cm" svg:y2="11.75cm">
              <text:p/>
            </draw:line>
            <draw:line draw:style-name="gr6" draw:text-style-name="P4" draw:layer="layout" svg:x1="17.168cm" svg:y1="11.75cm" svg:x2="17.168cm" svg:y2="10.75cm">
              <text:p/>
            </draw:line>
            <draw:line draw:style-name="gr7" draw:text-style-name="P4" draw:layer="layout" svg:x1="15.622cm" svg:y1="10.75cm" svg:x2="15.622cm" svg:y2="11.75cm">
              <text:p/>
            </draw:line>
            <draw:line draw:style-name="gr8" draw:text-style-name="P4" draw:layer="layout" svg:x1="4.5cm" svg:y1="9.5cm" svg:x2="6.5cm" svg:y2="9.5cm">
              <text:p/>
            </draw:line>
            <draw:line draw:style-name="gr5" draw:text-style-name="P4" draw:layer="layout" svg:x1="4.5cm" svg:y1="10.75cm" svg:x2="6.5cm" svg:y2="10.75cm">
              <text:p/>
            </draw:line>
            <draw:polyline draw:style-name="gr7" draw:text-style-name="P4" draw:layer="layout" svg:width="1.999cm" svg:height="2.249cm" svg:x="8.25cm" svg:y="9.5cm" svg:viewBox="0 0 2000 2250" draw:points="0,0 750,0 750,2250 2000,2250">
              <text:p/>
            </draw:polyline>
            <draw:polyline draw:style-name="gr5" draw:text-style-name="P4" draw:layer="layout" svg:width="3.999cm" svg:height="0.749cm" svg:x="8.25cm" svg:y="10.75cm" svg:viewBox="0 0 4000 750" draw:points="0,0 1250,0 1250,750 4000,750">
              <text:p/>
            </draw:polyline>
            <draw:line draw:style-name="gr9" draw:text-style-name="P4" draw:layer="layout" svg:x1="13.25cm" svg:y1="10cm" svg:x2="13.25cm" svg:y2="10cm">
              <text:p/>
            </draw:line>
            <draw:line draw:style-name="gr9" draw:text-style-name="P4" draw:layer="layout" svg:x1="13.25cm" svg:y1="11cm" svg:x2="13.25cm" svg:y2="11cm">
              <text:p/>
            </draw:line>
            <draw:line draw:style-name="gr9" draw:text-style-name="P4" draw:layer="layout" svg:x1="16.876cm" svg:y1="10.993cm" svg:x2="16.884cm" svg:y2="11cm">
              <text:p/>
            </draw:line>
            <draw:polyline draw:style-name="gr9" draw:text-style-name="P4" draw:layer="layout" svg:width="4.883cm" svg:height="0.999cm" svg:x="12cm" svg:y="10cm" svg:viewBox="0 0 4884 1000" draw:points="0,0 1250,0 1250,0 1250,1000 1250,1000 4876,993 4884,980 4884,750">
              <text:p/>
            </draw:polyline>
            <draw:polyline draw:style-name="gr10" draw:text-style-name="P4" draw:layer="layout" svg:width="4.749cm" svg:height="1.083cm" svg:x="12cm" svg:y="10.166cm" svg:viewBox="0 0 4750 1084" draw:points="0,0 1000,0 1000,0 1000,1084 1000,1084 4750,1084 4750,1084 4750,584">
              <text:p/>
            </draw:polyline>
            <draw:line draw:style-name="gr11" draw:text-style-name="P4" draw:layer="layout" svg:x1="15.5cm" svg:y1="10.75cm" svg:x2="15.5cm" svg:y2="11.25cm">
              <text:p/>
            </draw:line>
            <draw:line draw:style-name="gr12" draw:text-style-name="P4" draw:layer="layout" svg:x1="15.334cm" svg:y1="10.75cm" svg:x2="15.334cm" svg:y2="11cm">
              <text:p/>
            </draw:line>
            <draw:polyline draw:style-name="gr13" draw:text-style-name="P4" draw:layer="layout" svg:width="1.249cm" svg:height="1.249cm" svg:x="12cm" svg:y="8.5cm" svg:viewBox="0 0 1250 1250" draw:points="0,1250 1250,1250 1250,0">
              <text:p/>
            </draw:polyline>
            <draw:custom-shape draw:style-name="gr14" draw:text-style-name="P5" draw:layer="layout" svg:width="1.789cm" svg:height="1.826cm" svg:x="6.461cm" svg:y="9.174cm">
              <text:p text:style-name="P5"><text:span text:style-name="T1">DC-DC</text:span></text:p>
              <text:p text:style-name="P5"><text:span text:style-name="T1">Converter</text:span></text:p>
              <text:p text:style-name="P5"><text:span text:style-name="T2">5V→3V3</text:span></text:p>
              <draw:enhanced-geometry svg:viewBox="0 0 21600 21600" draw:type="rectangle" draw:enhanced-path="M 0 0 L 21600 0 21600 21600 0 21600 0 0 Z N"/>
            </draw:custom-shape>
          </draw:g>
          <draw:frame draw:style-name="gr15" draw:text-style-name="P7" draw:layer="layout" svg:width="1.014cm" svg:height="0.569cm" svg:x="4.5cm" svg:y="9cm">
            <draw:text-box>
              <text:p text:style-name="P6">+5V</text:p>
            </draw:text-box>
          </draw:frame>
          <draw:frame draw:style-name="gr15" draw:text-style-name="P7" draw:layer="layout" svg:width="1.129cm" svg:height="0.569cm" svg:x="4.465cm" svg:y="10.25cm">
            <draw:text-box>
              <text:p text:style-name="P6">GND</text:p>
            </draw:text-box>
          </draw:frame>
          <draw:frame draw:style-name="gr15" draw:text-style-name="P7" draw:layer="layout" svg:width="1.171cm" svg:height="0.569cm" svg:x="8.15cm" svg:y="9cm">
            <draw:text-box>
              <text:p text:style-name="P6">+3V3</text:p>
            </draw:text-box>
          </draw:frame>
          <draw:frame draw:style-name="gr15" draw:text-style-name="P7" draw:layer="layout" svg:width="1.129cm" svg:height="0.569cm" svg:x="8.05cm" svg:y="10.25cm">
            <draw:text-box>
              <text:p text:style-name="P6">GND</text:p>
            </draw:text-box>
          </draw:frame>
          <draw:frame draw:style-name="gr15" draw:text-style-name="P7" draw:layer="layout" svg:width="1.493cm" svg:height="0.569cm" svg:x="12.5cm" svg:y="8cm">
            <draw:text-box>
              <text:p text:style-name="P6">LED_DI</text:p>
            </draw:text-box>
          </draw:frame>
          <draw:frame draw:style-name="gr15" draw:text-style-name="P7" draw:layer="layout" svg:width="1.052cm" svg:height="0.569cm" svg:x="13.257cm" svg:y="10.5cm">
            <draw:text-box>
              <text:p text:style-name="P6">SCL</text:p>
            </draw:text-box>
          </draw:frame>
          <draw:frame draw:style-name="gr15" draw:text-style-name="P7" draw:layer="layout" svg:width="1.086cm" svg:height="0.569cm" svg:x="13.25cm" svg:y="10.85cm">
            <draw:text-box>
              <text:p text:style-name="P6">SDA</text:p>
            </draw:text-box>
          </draw:frame>
        </draw:g>
        <draw:frame draw:style-name="gr15" draw:text-style-name="P9" draw:layer="layout" svg:width="3.736cm" svg:height="1.517cm" svg:x="7.95cm" svg:y="1cm">
          <draw:text-box>
            <text:p text:style-name="P8"><text:span text:style-name="T3">Wordclock</text:span></text:p>
            <text:p text:style-name="P8"><text:span text:style-name="T4">Wiring plan</text:span></text:p>
          </draw:text-box>
        </draw:frame>
        <draw:frame draw:style-name="gr15" draw:text-style-name="P10" draw:layer="layout" svg:width="3.245cm" svg:height="0.962cm" svg:x="1.005cm" svg:y="4.5cm">
          <draw:text-box>
            <text:p>Controller</text:p>
          </draw:text-box>
        </draw:frame>
      </draw:page>
      <draw:page draw:name="page2" draw:style-name="dp1" draw:master-page-name="Standard">
        <draw:frame draw:style-name="gr15" draw:text-style-name="P10" draw:layer="layout" svg:width="9.837cm" svg:height="0.962cm" svg:x="0.913cm" svg:y="1.038cm">
          <draw:text-box>
            <text:p>Inlay LED Panel (Back side view)</text:p>
          </draw:text-box>
        </draw:frame>
        <draw:g>
          <draw:custom-shape draw:style-name="gr16" draw:text-style-name="P11" draw:layer="layout" svg:width="20.75cm" svg:height="14cm" draw:transform="rotate (1.5707963267949) translate (3.5cm 25.75cm)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7" draw:text-style-name="P12" draw:layer="layout" svg:width="1.66cm" svg:height="0.8cm" draw:transform="rotate (0.785398163397448) translate (15.25cm 24.674cm)">
              <text:p/>
              <draw:enhanced-geometry svg:viewBox="0 0 21600 21600" draw:type="rectangle" draw:enhanced-path="M 0 0 L 21600 0 21600 21600 0 21600 0 0 Z N"/>
            </draw:custom-shape>
            <draw:line draw:style-name="gr18" draw:text-style-name="P4" draw:layer="layout" svg:x1="16.651cm" svg:y1="23.817cm" svg:x2="15.59cm" svg:y2="24.878cm">
              <text:p/>
            </draw:line>
            <draw:g>
              <draw:custom-shape draw:style-name="gr19" draw:text-style-name="P8" draw:layer="layout" svg:width="0.5cm" svg:height="0.5cm" draw:transform="rotate (0.785398163397448) translate (15.766cm 24.347cm)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layout" svg:width="0.45cm" svg:height="0.45cm" draw:transform="rotate (0.785398163397448) translate (15.8cm 24.336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7" draw:text-style-name="P12" draw:layer="layout" svg:width="1.66cm" svg:height="0.8cm" draw:transform="rotate (-0.785398163397448) translate (15.816cm 5.46cm)">
              <text:p/>
              <draw:enhanced-geometry svg:viewBox="0 0 21600 21600" draw:type="rectangle" draw:enhanced-path="M 0 0 L 21600 0 21600 21600 0 21600 0 0 Z N"/>
            </draw:custom-shape>
            <draw:line draw:style-name="gr18" draw:text-style-name="P4" draw:layer="layout" svg:x1="16.673cm" svg:y1="6.861cm" svg:x2="15.612cm" svg:y2="5.8cm">
              <text:p/>
            </draw:line>
            <draw:g>
              <draw:custom-shape draw:style-name="gr19" draw:text-style-name="P8" draw:layer="layout" svg:width="0.5cm" svg:height="0.5cm" draw:transform="rotate (-0.785398163397448) translate (16.143cm 5.976cm)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layout" svg:width="0.45cm" svg:height="0.45cm" draw:transform="rotate (-0.785398163397449) translate (16.154cm 6.0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polyline draw:style-name="gr5" draw:text-style-name="P4" draw:layer="layout" svg:width="0.249cm" svg:height="0.749cm" draw:transform="rotate (1.5707963267949) translate (14.25cm 7.25cm)" svg:viewBox="0 0 250 750" draw:points="0,750 250,750 250,0 0,0">
              <text:p/>
            </draw:polyline>
            <draw:polyline draw:style-name="gr8" draw:text-style-name="P4" draw:layer="layout" svg:width="0.499cm" svg:height="1.648cm" draw:transform="rotate (1.5707963267949) translate (13.851cm 7.25cm)" svg:viewBox="0 0 500 1649" draw:points="0,1649 500,1649 500,0 0,0">
              <text:p/>
            </draw:polyline>
          </draw:g>
          <draw:polyline draw:style-name="gr8" draw:text-style-name="P4" draw:layer="layout" svg:width="8.599cm" svg:height="0.499cm" draw:transform="rotate (-3.14159265358979) translate (14cm 7.24999999999999cm)" svg:viewBox="0 0 8600 500" draw:points="0,500 8600,500 8600,0">
            <text:p/>
          </draw:polyline>
          <draw:polyline draw:style-name="gr5" draw:text-style-name="P4" draw:layer="layout" svg:width="8.249cm" svg:height="0.249cm" draw:transform="rotate (-3.14159265358979) translate (14.25cm 7.24999999999999cm)" svg:viewBox="0 0 8250 250" draw:points="0,250 8250,250 8250,0">
            <text:p/>
          </draw:polyline>
          <draw:line draw:style-name="gr8" draw:text-style-name="P4" draw:layer="layout" svg:x1="13.25cm" svg:y1="7.25cm" svg:x2="13.25cm" svg:y2="6.75cm">
            <text:p/>
          </draw:line>
          <draw:line draw:style-name="gr5" draw:text-style-name="P4" draw:layer="layout" svg:x1="12.75cm" svg:y1="7.25cm" svg:x2="12.75cm" svg:y2="7cm">
            <text:p/>
          </draw:line>
          <draw:line draw:style-name="gr5" draw:text-style-name="P4" draw:layer="layout" svg:x1="12.25cm" svg:y1="7.25cm" svg:x2="12.25cm" svg:y2="7cm">
            <text:p/>
          </draw:line>
          <draw:line draw:style-name="gr8" draw:text-style-name="P4" draw:layer="layout" svg:x1="11.75cm" svg:y1="7.25cm" svg:x2="11.75cm" svg:y2="6.75cm">
            <text:p/>
          </draw:line>
          <draw:line draw:style-name="gr8" draw:text-style-name="P4" draw:layer="layout" svg:x1="11.25cm" svg:y1="7.25cm" svg:x2="11.25cm" svg:y2="6.75cm">
            <text:p/>
          </draw:line>
          <draw:line draw:style-name="gr5" draw:text-style-name="P4" draw:layer="layout" svg:x1="10.75cm" svg:y1="7.25cm" svg:x2="10.75cm" svg:y2="7cm">
            <text:p/>
          </draw:line>
          <draw:line draw:style-name="gr5" draw:text-style-name="P4" draw:layer="layout" svg:x1="10.25cm" svg:y1="7.25cm" svg:x2="10.25cm" svg:y2="7cm">
            <text:p/>
          </draw:line>
          <draw:line draw:style-name="gr8" draw:text-style-name="P4" draw:layer="layout" svg:x1="9.5cm" svg:y1="7.25cm" svg:x2="9.5cm" svg:y2="6.75cm">
            <text:p/>
          </draw:line>
          <draw:line draw:style-name="gr8" draw:text-style-name="P4" draw:layer="layout" svg:x1="9cm" svg:y1="7.25cm" svg:x2="9cm" svg:y2="6.75cm">
            <text:p/>
          </draw:line>
          <draw:line draw:style-name="gr5" draw:text-style-name="P4" draw:layer="layout" svg:x1="8.5cm" svg:y1="7.25cm" svg:x2="8.5cm" svg:y2="7cm">
            <text:p/>
          </draw:line>
          <draw:line draw:style-name="gr5" draw:text-style-name="P4" draw:layer="layout" svg:x1="8cm" svg:y1="7.25cm" svg:x2="8cm" svg:y2="7cm">
            <text:p/>
          </draw:line>
          <draw:line draw:style-name="gr8" draw:text-style-name="P4" draw:layer="layout" svg:x1="7.5cm" svg:y1="7.25cm" svg:x2="7.5cm" svg:y2="6.75cm">
            <text:p/>
          </draw:line>
          <draw:line draw:style-name="gr8" draw:text-style-name="P4" draw:layer="layout" svg:x1="7cm" svg:y1="7.25cm" svg:x2="7cm" svg:y2="6.75cm">
            <text:p/>
          </draw:line>
          <draw:line draw:style-name="gr5" draw:text-style-name="P4" draw:layer="layout" svg:x1="6.5cm" svg:y1="7.25cm" svg:x2="6.5cm" svg:y2="7cm">
            <text:p/>
          </draw:line>
          <draw:g>
            <draw:custom-shape draw:style-name="gr17" draw:text-style-name="P12" draw:layer="layout" svg:width="1.66cm" svg:height="0.8cm" draw:transform="rotate (0.785398163397448) translate (4.03cm 6.634cm)">
              <text:p/>
              <draw:enhanced-geometry svg:viewBox="0 0 21600 21600" draw:type="rectangle" draw:enhanced-path="M 0 0 L 21600 0 21600 21600 0 21600 0 0 Z N"/>
            </draw:custom-shape>
            <draw:line draw:style-name="gr18" draw:text-style-name="P4" draw:layer="layout" svg:x1="5.431cm" svg:y1="5.777cm" svg:x2="4.37cm" svg:y2="6.838cm">
              <text:p/>
            </draw:line>
            <draw:g>
              <draw:custom-shape draw:style-name="gr19" draw:text-style-name="P8" draw:layer="layout" svg:width="0.5cm" svg:height="0.5cm" draw:transform="rotate (0.785398163397448) translate (4.546cm 6.307cm)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layout" svg:width="0.45cm" svg:height="0.45cm" draw:transform="rotate (0.785398163397448) translate (4.58cm 6.296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7" draw:text-style-name="P12" draw:layer="layout" svg:width="1.66cm" svg:height="0.8cm" draw:transform="rotate (-0.785398163397448) translate (4.596cm 23.501cm)">
              <text:p/>
              <draw:enhanced-geometry svg:viewBox="0 0 21600 21600" draw:type="rectangle" draw:enhanced-path="M 0 0 L 21600 0 21600 21600 0 21600 0 0 Z N"/>
            </draw:custom-shape>
            <draw:line draw:style-name="gr18" draw:text-style-name="P4" draw:layer="layout" svg:x1="5.453cm" svg:y1="24.902cm" svg:x2="4.392cm" svg:y2="23.841cm">
              <text:p/>
            </draw:line>
            <draw:g>
              <draw:custom-shape draw:style-name="gr19" draw:text-style-name="P8" draw:layer="layout" svg:width="0.5cm" svg:height="0.5cm" draw:transform="rotate (-0.785398163397448) translate (4.923cm 24.017cm)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layout" svg:width="0.45cm" svg:height="0.45cm" draw:transform="rotate (-0.785398163397449) translate (4.934cm 24.05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polyline draw:style-name="gr8" draw:text-style-name="P4" draw:layer="layout" svg:width="1.999cm" svg:height="1.749cm" draw:transform="rotate (-1.5707963267949) translate (7cm 23.5cm)" svg:viewBox="0 0 2000 1750" draw:points="0,0 2000,0 2000,1500 1750,1750">
            <text:p/>
          </draw:polyline>
          <draw:polyline draw:style-name="gr5" draw:text-style-name="P4" draw:layer="layout" svg:width="1.499cm" svg:height="0.749cm" draw:transform="rotate (-1.5707963267949) translate (6.5cm 23.5cm)" svg:viewBox="0 0 1500 750" draw:points="0,0 1500,0 1500,500 1250,750">
            <text:p/>
          </draw:polyline>
          <draw:polyline draw:style-name="gr5" draw:text-style-name="P4" draw:layer="layout" svg:width="1.499cm" svg:height="0.827cm" draw:transform="rotate (-1.5707963267949) translate (15.25cm 23.5cm)" svg:viewBox="0 0 1500 828" draw:points="0,828 1500,828 1500,207 1250,0">
            <text:p/>
          </draw:polyline>
          <draw:polyline draw:style-name="gr8" draw:text-style-name="P4" draw:layer="layout" svg:width="1.999cm" svg:height="1.999cm" draw:transform="rotate (-1.5707963267949) translate (15.75cm 23.5cm)" svg:viewBox="0 0 2000 2000" draw:points="0,2000 2000,2000 2000,250 1750,0">
            <text:p/>
          </draw:polyline>
          <draw:polyline draw:style-name="gr21" draw:text-style-name="P4" draw:layer="layout" svg:width="1.749cm" svg:height="1.499cm" draw:transform="rotate (-1.5707963267949) translate (15.5cm 23.5cm)" svg:viewBox="0 0 1750 1500" draw:points="0,1500 1750,1500 1750,250 1500,0">
            <text:p/>
          </draw:polyline>
          <draw:polyline draw:style-name="gr21" draw:text-style-name="P4" draw:layer="layout" svg:width="1.249cm" svg:height="1.999cm" draw:transform="rotate (-1.5707963267949) translate (17.25cm 22.75cm)" svg:viewBox="0 0 1250 2000" draw:points="750,2000 1250,2000 1250,1750 0,500 500,0 1000,500">
            <text:p/>
          </draw:polyline>
          <draw:polyline draw:style-name="gr21" draw:text-style-name="P4" draw:layer="layout" svg:width="0.749cm" svg:height="0.999cm" draw:transform="rotate (-1.5707963267949) translate (13cm 23.5cm)" svg:viewBox="0 0 750 1000" draw:points="0,0 750,0 750,1000 0,1000">
            <text:p/>
          </draw:polyline>
          <draw:polyline draw:style-name="gr21" draw:text-style-name="P4" draw:layer="layout" svg:width="0.749cm" svg:height="0.999cm" draw:transform="rotate (-1.5707963267949) translate (11cm 23.5cm)" svg:viewBox="0 0 750 1000" draw:points="0,0 750,0 750,1000 0,1000">
            <text:p/>
          </draw:polyline>
          <draw:polyline draw:style-name="gr21" draw:text-style-name="P4" draw:layer="layout" svg:width="0.749cm" svg:height="0.999cm" draw:transform="rotate (-1.5707963267949) translate (8.75cm 23.5cm)" svg:viewBox="0 0 750 1000" draw:points="0,0 750,0 750,1000 0,1000">
            <text:p/>
          </draw:polyline>
          <draw:polyline draw:style-name="gr21" draw:text-style-name="P4" draw:layer="layout" svg:width="1.749cm" svg:height="1.249cm" draw:transform="rotate (-1.5707963267949) translate (6.75cm 23.5cm)" svg:viewBox="0 0 1750 1250" draw:points="0,0 1750,0 1750,1000 1500,1250">
            <text:p/>
          </draw:polyline>
          <draw:polyline draw:style-name="gr21" draw:text-style-name="P4" draw:layer="layout" svg:width="1.249cm" svg:height="1.999cm" draw:transform="rotate (-1.5707963267949) translate (5.75cm 22.75cm)" svg:viewBox="0 0 1250 2000" draw:points="750,0 1250,0 1250,250 0,1500 250,1750 500,2000 1000,1500">
            <text:p/>
          </draw:polyline>
          <draw:polyline draw:style-name="gr5" draw:text-style-name="P4" draw:layer="layout" svg:width="1.749cm" svg:height="0.749cm" draw:transform="rotate (1.5707963267949) translate (5.25cm 7cm)" svg:viewBox="0 0 1750 750" draw:points="0,750 1750,750 1750,250 1500,0">
            <text:p/>
          </draw:polyline>
          <draw:polyline draw:style-name="gr8" draw:text-style-name="P4" draw:layer="layout" svg:width="0.999cm" svg:height="1.249cm" draw:transform="rotate (1.5707963267949) translate (5.75cm 6.75cm)" svg:viewBox="0 0 1000 1250" draw:points="0,1250 1000,1250 1000,250 750,0">
            <text:p/>
          </draw:polyline>
          <draw:polyline draw:style-name="gr21" draw:text-style-name="P4" draw:layer="layout" svg:width="0.749cm" svg:height="0.999cm" draw:transform="rotate (1.5707963267949) translate (6.75cm 7.25cm)" svg:viewBox="0 0 750 1000" draw:points="0,1000 750,1000 750,0 0,0">
            <text:p/>
          </draw:polyline>
          <draw:polyline draw:style-name="gr21" draw:text-style-name="P4" draw:layer="layout" svg:width="1.749cm" svg:height="0.999cm" draw:transform="rotate (1.5707963267949) translate (5.5cm 7.25cm)" svg:viewBox="0 0 1750 1000" draw:points="0,250 750,250 750,1000 1750,1000 1750,250 1500,0">
            <text:p/>
          </draw:polyline>
          <draw:polyline draw:style-name="gr21" draw:text-style-name="P4" draw:layer="layout" svg:width="0.749cm" svg:height="1.249cm" draw:transform="rotate (1.5707963267949) translate (8.75cm 7.25cm)" svg:viewBox="0 0 750 1250" draw:points="0,1250 750,1250 750,0 0,0">
            <text:p/>
          </draw:polyline>
          <draw:polyline draw:style-name="gr21" draw:text-style-name="P4" draw:layer="layout" svg:width="0.749cm" svg:height="0.999cm" draw:transform="rotate (1.5707963267949) translate (11cm 7.25cm)" svg:viewBox="0 0 750 1000" draw:points="0,1000 750,1000 750,0 0,0">
            <text:p/>
          </draw:polyline>
          <draw:polyline draw:style-name="gr21" draw:text-style-name="P4" draw:layer="layout" svg:width="0.749cm" svg:height="0.999cm" draw:transform="rotate (1.5707963267949) translate (13cm 7.25cm)" svg:viewBox="0 0 750 1000" draw:points="0,1000 750,1000 750,0 0,0">
            <text:p/>
          </draw:polyline>
          <draw:polyline draw:style-name="gr8" draw:text-style-name="P4" draw:layer="layout" svg:width="0.999cm" svg:height="0.749cm" draw:transform="rotate (1.5707963267949) translate (14.5cm 6.75cm)" svg:viewBox="0 0 1000 750" draw:points="0,0 1000,0 1000,500 750,750">
            <text:p/>
          </draw:polyline>
          <draw:polyline draw:style-name="gr5" draw:text-style-name="P4" draw:layer="layout" svg:width="1.749cm" svg:height="1.499cm" draw:transform="rotate (1.5707963267949) translate (14.25cm 7cm)" svg:viewBox="0 0 1750 1500" draw:points="0,0 1750,0 1750,1250 1500,1500">
            <text:p/>
          </draw:polyline>
          <draw:polyline draw:style-name="gr21" draw:text-style-name="P4" draw:layer="layout" svg:width="1.749cm" svg:height="0.749cm" draw:transform="rotate (1.5707963267949) translate (14.75cm 7.25cm)" svg:viewBox="0 0 1750 750" draw:points="0,500 750,500 1250,0 1750,500 1500,750">
            <text:p/>
          </draw:polyline>
          <draw:g>
            <draw:g>
              <draw:g>
                <draw:g>
                  <draw:custom-shape draw:style-name="gr17" draw:text-style-name="P12" draw:layer="layout" svg:width="1.66cm" svg:height="0.8cm" draw:transform="rotate (1.5707963267949) translate (14.75cm 8.84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15.134cm" svg:y1="7.244cm" svg:x2="15.134cm" svg:y2="8.744cm">
                    <text:p/>
                  </draw:line>
                  <draw:g>
                    <draw:custom-shape draw:style-name="gr19" draw:text-style-name="P8" draw:layer="layout" svg:width="0.5cm" svg:height="0.5cm" draw:transform="rotate (1.5707963267949) translate (14.884cm 8.244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1.5707963267949) translate (14.9cm 8.212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1.5707963267949) translate (14.75cm 10.5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15.134cm" svg:y1="8.904cm" svg:x2="15.134cm" svg:y2="10.404cm">
                    <text:p/>
                  </draw:line>
                  <draw:g>
                    <draw:custom-shape draw:style-name="gr19" draw:text-style-name="P8" draw:layer="layout" svg:width="0.5cm" svg:height="0.5cm" draw:transform="rotate (1.5707963267949) translate (14.884cm 9.904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1.5707963267949) translate (14.9cm 9.872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1.5707963267949) translate (14.75cm 12.09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15.134cm" svg:y1="10.494cm" svg:x2="15.134cm" svg:y2="11.994cm">
                    <text:p/>
                  </draw:line>
                  <draw:g>
                    <draw:custom-shape draw:style-name="gr19" draw:text-style-name="P8" draw:layer="layout" svg:width="0.5cm" svg:height="0.5cm" draw:transform="rotate (1.5707963267949) translate (14.884cm 11.494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1.5707963267949) translate (14.9cm 11.462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1.5707963267949) translate (14.75cm 13.75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15.134cm" svg:y1="12.154cm" svg:x2="15.134cm" svg:y2="13.654cm">
                    <text:p/>
                  </draw:line>
                  <draw:g>
                    <draw:custom-shape draw:style-name="gr19" draw:text-style-name="P8" draw:layer="layout" svg:width="0.5cm" svg:height="0.5cm" draw:transform="rotate (1.5707963267949) translate (14.884cm 13.154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1.5707963267949) translate (14.9cm 13.122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1.5707963267949) translate (14.75cm 15.34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15.134cm" svg:y1="13.744cm" svg:x2="15.134cm" svg:y2="15.244cm">
                    <text:p/>
                  </draw:line>
                  <draw:g>
                    <draw:custom-shape draw:style-name="gr19" draw:text-style-name="P8" draw:layer="layout" svg:width="0.5cm" svg:height="0.5cm" draw:transform="rotate (1.5707963267949) translate (14.884cm 14.744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1.5707963267949) translate (14.9cm 14.712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1.5707963267949) translate (14.75cm 17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15.134cm" svg:y1="15.404cm" svg:x2="15.134cm" svg:y2="16.904cm">
                    <text:p/>
                  </draw:line>
                  <draw:g>
                    <draw:custom-shape draw:style-name="gr19" draw:text-style-name="P8" draw:layer="layout" svg:width="0.5cm" svg:height="0.5cm" draw:transform="rotate (1.5707963267949) translate (14.884cm 16.404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1.5707963267949) translate (14.9cm 16.372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1.5707963267949) translate (14.75cm 18.66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15.134cm" svg:y1="17.064cm" svg:x2="15.134cm" svg:y2="18.564cm">
                    <text:p/>
                  </draw:line>
                  <draw:g>
                    <draw:custom-shape draw:style-name="gr19" draw:text-style-name="P8" draw:layer="layout" svg:width="0.5cm" svg:height="0.5cm" draw:transform="rotate (1.5707963267949) translate (14.884cm 18.064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1.5707963267949) translate (14.9cm 18.032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1.5707963267949) translate (14.75cm 20.25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15.134cm" svg:y1="18.654cm" svg:x2="15.134cm" svg:y2="20.154cm">
                    <text:p/>
                  </draw:line>
                  <draw:g>
                    <draw:custom-shape draw:style-name="gr19" draw:text-style-name="P8" draw:layer="layout" svg:width="0.5cm" svg:height="0.5cm" draw:transform="rotate (1.5707963267949) translate (14.884cm 19.654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1.5707963267949) translate (14.9cm 19.622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1.5707963267949) translate (14.75cm 21.91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15.134cm" svg:y1="20.314cm" svg:x2="15.134cm" svg:y2="21.814cm">
                    <text:p/>
                  </draw:line>
                  <draw:g>
                    <draw:custom-shape draw:style-name="gr19" draw:text-style-name="P8" draw:layer="layout" svg:width="0.5cm" svg:height="0.5cm" draw:transform="rotate (1.5707963267949) translate (14.884cm 21.314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1.5707963267949) translate (14.9cm 21.282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1.5707963267949) translate (14.75cm 23.5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15.134cm" svg:y1="21.904cm" svg:x2="15.134cm" svg:y2="23.404cm">
                    <text:p/>
                  </draw:line>
                  <draw:g>
                    <draw:custom-shape draw:style-name="gr19" draw:text-style-name="P8" draw:layer="layout" svg:width="0.5cm" svg:height="0.5cm" draw:transform="rotate (1.5707963267949) translate (14.884cm 22.904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1.5707963267949) translate (14.9cm 22.872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</draw:g>
              <draw:g>
                <draw:g>
                  <draw:custom-shape draw:style-name="gr17" draw:text-style-name="P12" draw:layer="layout" svg:width="1.66cm" svg:height="0.8cm" draw:transform="rotate (-1.5707963267949) translate (14.5cm 21.84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14.116cm" svg:y1="23.436cm" svg:x2="14.116cm" svg:y2="21.936cm">
                    <text:p/>
                  </draw:line>
                  <draw:g>
                    <draw:custom-shape draw:style-name="gr19" draw:text-style-name="P8" draw:layer="layout" svg:width="0.5cm" svg:height="0.5cm" draw:transform="rotate (-1.5707963267949) translate (14.366cm 22.436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-1.5707963267949) translate (14.35cm 22.468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-1.5707963267949) translate (14.5cm 20.18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14.116cm" svg:y1="21.776cm" svg:x2="14.116cm" svg:y2="20.276cm">
                    <text:p/>
                  </draw:line>
                  <draw:g>
                    <draw:custom-shape draw:style-name="gr19" draw:text-style-name="P8" draw:layer="layout" svg:width="0.5cm" svg:height="0.5cm" draw:transform="rotate (-1.5707963267949) translate (14.366cm 20.776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-1.5707963267949) translate (14.35cm 20.808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-1.5707963267949) translate (14.5cm 18.59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14.116cm" svg:y1="20.186cm" svg:x2="14.116cm" svg:y2="18.686cm">
                    <text:p/>
                  </draw:line>
                  <draw:g>
                    <draw:custom-shape draw:style-name="gr19" draw:text-style-name="P8" draw:layer="layout" svg:width="0.5cm" svg:height="0.5cm" draw:transform="rotate (-1.5707963267949) translate (14.366cm 19.186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-1.5707963267949) translate (14.35cm 19.218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-1.5707963267949) translate (14.5cm 16.93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14.116cm" svg:y1="18.526cm" svg:x2="14.116cm" svg:y2="17.026cm">
                    <text:p/>
                  </draw:line>
                  <draw:g>
                    <draw:custom-shape draw:style-name="gr19" draw:text-style-name="P8" draw:layer="layout" svg:width="0.5cm" svg:height="0.5cm" draw:transform="rotate (-1.5707963267949) translate (14.366cm 17.526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-1.5707963267949) translate (14.35cm 17.558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-1.5707963267949) translate (14.5cm 15.34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14.116cm" svg:y1="16.936cm" svg:x2="14.116cm" svg:y2="15.436cm">
                    <text:p/>
                  </draw:line>
                  <draw:g>
                    <draw:custom-shape draw:style-name="gr19" draw:text-style-name="P8" draw:layer="layout" svg:width="0.5cm" svg:height="0.5cm" draw:transform="rotate (-1.5707963267949) translate (14.366cm 15.936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-1.5707963267949) translate (14.35cm 15.968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-1.5707963267949) translate (14.5cm 13.68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14.116cm" svg:y1="15.276cm" svg:x2="14.116cm" svg:y2="13.776cm">
                    <text:p/>
                  </draw:line>
                  <draw:g>
                    <draw:custom-shape draw:style-name="gr19" draw:text-style-name="P8" draw:layer="layout" svg:width="0.5cm" svg:height="0.5cm" draw:transform="rotate (-1.5707963267949) translate (14.366cm 14.276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-1.5707963267949) translate (14.35cm 14.308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-1.5707963267949) translate (14.5cm 12.02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14.116cm" svg:y1="13.616cm" svg:x2="14.116cm" svg:y2="12.116cm">
                    <text:p/>
                  </draw:line>
                  <draw:g>
                    <draw:custom-shape draw:style-name="gr19" draw:text-style-name="P8" draw:layer="layout" svg:width="0.5cm" svg:height="0.5cm" draw:transform="rotate (-1.5707963267949) translate (14.366cm 12.616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-1.5707963267949) translate (14.35cm 12.648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-1.5707963267949) translate (14.5cm 10.43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14.116cm" svg:y1="12.026cm" svg:x2="14.116cm" svg:y2="10.526cm">
                    <text:p/>
                  </draw:line>
                  <draw:g>
                    <draw:custom-shape draw:style-name="gr19" draw:text-style-name="P8" draw:layer="layout" svg:width="0.5cm" svg:height="0.5cm" draw:transform="rotate (-1.5707963267949) translate (14.366cm 11.026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-1.5707963267949) translate (14.35cm 11.058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-1.5707963267949) translate (14.5cm 8.77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14.116cm" svg:y1="10.366cm" svg:x2="14.116cm" svg:y2="8.866cm">
                    <text:p/>
                  </draw:line>
                  <draw:g>
                    <draw:custom-shape draw:style-name="gr19" draw:text-style-name="P8" draw:layer="layout" svg:width="0.5cm" svg:height="0.5cm" draw:transform="rotate (-1.5707963267949) translate (14.366cm 9.366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-1.5707963267949) translate (14.35cm 9.398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-1.5707963267949) translate (14.5cm 7.18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14.116cm" svg:y1="8.776cm" svg:x2="14.116cm" svg:y2="7.276cm">
                    <text:p/>
                  </draw:line>
                  <draw:g>
                    <draw:custom-shape draw:style-name="gr19" draw:text-style-name="P8" draw:layer="layout" svg:width="0.5cm" svg:height="0.5cm" draw:transform="rotate (-1.5707963267949) translate (14.366cm 7.776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-1.5707963267949) translate (14.35cm 7.808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</draw:g>
            </draw:g>
            <draw:g>
              <draw:g>
                <draw:g>
                  <draw:custom-shape draw:style-name="gr17" draw:text-style-name="P12" draw:layer="layout" svg:width="1.66cm" svg:height="0.8cm" draw:transform="rotate (1.5707963267949) translate (12.647cm 8.84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13.031cm" svg:y1="7.244cm" svg:x2="13.031cm" svg:y2="8.744cm">
                    <text:p/>
                  </draw:line>
                  <draw:g>
                    <draw:custom-shape draw:style-name="gr19" draw:text-style-name="P8" draw:layer="layout" svg:width="0.5cm" svg:height="0.5cm" draw:transform="rotate (1.5707963267949) translate (12.781cm 8.244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1.5707963267949) translate (12.797cm 8.212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1.5707963267949) translate (12.647cm 10.5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13.031cm" svg:y1="8.904cm" svg:x2="13.031cm" svg:y2="10.404cm">
                    <text:p/>
                  </draw:line>
                  <draw:g>
                    <draw:custom-shape draw:style-name="gr19" draw:text-style-name="P8" draw:layer="layout" svg:width="0.5cm" svg:height="0.5cm" draw:transform="rotate (1.5707963267949) translate (12.781cm 9.904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1.5707963267949) translate (12.797cm 9.872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1.5707963267949) translate (12.647cm 12.09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13.031cm" svg:y1="10.494cm" svg:x2="13.031cm" svg:y2="11.994cm">
                    <text:p/>
                  </draw:line>
                  <draw:g>
                    <draw:custom-shape draw:style-name="gr19" draw:text-style-name="P8" draw:layer="layout" svg:width="0.5cm" svg:height="0.5cm" draw:transform="rotate (1.5707963267949) translate (12.781cm 11.494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1.5707963267949) translate (12.797cm 11.462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1.5707963267949) translate (12.647cm 13.75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13.031cm" svg:y1="12.154cm" svg:x2="13.031cm" svg:y2="13.654cm">
                    <text:p/>
                  </draw:line>
                  <draw:g>
                    <draw:custom-shape draw:style-name="gr19" draw:text-style-name="P8" draw:layer="layout" svg:width="0.5cm" svg:height="0.5cm" draw:transform="rotate (1.5707963267949) translate (12.781cm 13.154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1.5707963267949) translate (12.797cm 13.122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1.5707963267949) translate (12.647cm 15.34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13.031cm" svg:y1="13.744cm" svg:x2="13.031cm" svg:y2="15.244cm">
                    <text:p/>
                  </draw:line>
                  <draw:g>
                    <draw:custom-shape draw:style-name="gr19" draw:text-style-name="P8" draw:layer="layout" svg:width="0.5cm" svg:height="0.5cm" draw:transform="rotate (1.5707963267949) translate (12.781cm 14.744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1.5707963267949) translate (12.797cm 14.712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1.5707963267949) translate (12.647cm 17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13.031cm" svg:y1="15.404cm" svg:x2="13.031cm" svg:y2="16.904cm">
                    <text:p/>
                  </draw:line>
                  <draw:g>
                    <draw:custom-shape draw:style-name="gr19" draw:text-style-name="P8" draw:layer="layout" svg:width="0.5cm" svg:height="0.5cm" draw:transform="rotate (1.5707963267949) translate (12.781cm 16.404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1.5707963267949) translate (12.797cm 16.372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1.5707963267949) translate (12.647cm 18.66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13.031cm" svg:y1="17.064cm" svg:x2="13.031cm" svg:y2="18.564cm">
                    <text:p/>
                  </draw:line>
                  <draw:g>
                    <draw:custom-shape draw:style-name="gr19" draw:text-style-name="P8" draw:layer="layout" svg:width="0.5cm" svg:height="0.5cm" draw:transform="rotate (1.5707963267949) translate (12.781cm 18.064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1.5707963267949) translate (12.797cm 18.032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1.5707963267949) translate (12.647cm 20.25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13.031cm" svg:y1="18.654cm" svg:x2="13.031cm" svg:y2="20.154cm">
                    <text:p/>
                  </draw:line>
                  <draw:g>
                    <draw:custom-shape draw:style-name="gr19" draw:text-style-name="P8" draw:layer="layout" svg:width="0.5cm" svg:height="0.5cm" draw:transform="rotate (1.5707963267949) translate (12.781cm 19.654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1.5707963267949) translate (12.797cm 19.622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1.5707963267949) translate (12.647cm 21.91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13.031cm" svg:y1="20.314cm" svg:x2="13.031cm" svg:y2="21.814cm">
                    <text:p/>
                  </draw:line>
                  <draw:g>
                    <draw:custom-shape draw:style-name="gr19" draw:text-style-name="P8" draw:layer="layout" svg:width="0.5cm" svg:height="0.5cm" draw:transform="rotate (1.5707963267949) translate (12.781cm 21.314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1.5707963267949) translate (12.797cm 21.282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1.5707963267949) translate (12.647cm 23.5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13.031cm" svg:y1="21.904cm" svg:x2="13.031cm" svg:y2="23.404cm">
                    <text:p/>
                  </draw:line>
                  <draw:g>
                    <draw:custom-shape draw:style-name="gr19" draw:text-style-name="P8" draw:layer="layout" svg:width="0.5cm" svg:height="0.5cm" draw:transform="rotate (1.5707963267949) translate (12.781cm 22.904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1.5707963267949) translate (12.797cm 22.872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</draw:g>
              <draw:g>
                <draw:g>
                  <draw:custom-shape draw:style-name="gr17" draw:text-style-name="P12" draw:layer="layout" svg:width="1.66cm" svg:height="0.8cm" draw:transform="rotate (-1.5707963267949) translate (12.397cm 21.84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12.013cm" svg:y1="23.436cm" svg:x2="12.013cm" svg:y2="21.936cm">
                    <text:p/>
                  </draw:line>
                  <draw:g>
                    <draw:custom-shape draw:style-name="gr19" draw:text-style-name="P8" draw:layer="layout" svg:width="0.5cm" svg:height="0.5cm" draw:transform="rotate (-1.5707963267949) translate (12.263cm 22.436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-1.5707963267949) translate (12.247cm 22.468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-1.5707963267949) translate (12.397cm 20.18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12.013cm" svg:y1="21.776cm" svg:x2="12.013cm" svg:y2="20.276cm">
                    <text:p/>
                  </draw:line>
                  <draw:g>
                    <draw:custom-shape draw:style-name="gr19" draw:text-style-name="P8" draw:layer="layout" svg:width="0.5cm" svg:height="0.5cm" draw:transform="rotate (-1.5707963267949) translate (12.263cm 20.776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-1.5707963267949) translate (12.247cm 20.808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-1.5707963267949) translate (12.397cm 18.59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12.013cm" svg:y1="20.186cm" svg:x2="12.013cm" svg:y2="18.686cm">
                    <text:p/>
                  </draw:line>
                  <draw:g>
                    <draw:custom-shape draw:style-name="gr19" draw:text-style-name="P8" draw:layer="layout" svg:width="0.5cm" svg:height="0.5cm" draw:transform="rotate (-1.5707963267949) translate (12.263cm 19.186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-1.5707963267949) translate (12.247cm 19.218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-1.5707963267949) translate (12.397cm 16.93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12.013cm" svg:y1="18.526cm" svg:x2="12.013cm" svg:y2="17.026cm">
                    <text:p/>
                  </draw:line>
                  <draw:g>
                    <draw:custom-shape draw:style-name="gr19" draw:text-style-name="P8" draw:layer="layout" svg:width="0.5cm" svg:height="0.5cm" draw:transform="rotate (-1.5707963267949) translate (12.263cm 17.526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-1.5707963267949) translate (12.247cm 17.558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-1.5707963267949) translate (12.397cm 15.34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12.013cm" svg:y1="16.936cm" svg:x2="12.013cm" svg:y2="15.436cm">
                    <text:p/>
                  </draw:line>
                  <draw:g>
                    <draw:custom-shape draw:style-name="gr19" draw:text-style-name="P8" draw:layer="layout" svg:width="0.5cm" svg:height="0.5cm" draw:transform="rotate (-1.5707963267949) translate (12.263cm 15.936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-1.5707963267949) translate (12.247cm 15.968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-1.5707963267949) translate (12.397cm 13.68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12.013cm" svg:y1="15.276cm" svg:x2="12.013cm" svg:y2="13.776cm">
                    <text:p/>
                  </draw:line>
                  <draw:g>
                    <draw:custom-shape draw:style-name="gr19" draw:text-style-name="P8" draw:layer="layout" svg:width="0.5cm" svg:height="0.5cm" draw:transform="rotate (-1.5707963267949) translate (12.263cm 14.276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-1.5707963267949) translate (12.247cm 14.308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-1.5707963267949) translate (12.397cm 12.02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12.013cm" svg:y1="13.616cm" svg:x2="12.013cm" svg:y2="12.116cm">
                    <text:p/>
                  </draw:line>
                  <draw:g>
                    <draw:custom-shape draw:style-name="gr19" draw:text-style-name="P8" draw:layer="layout" svg:width="0.5cm" svg:height="0.5cm" draw:transform="rotate (-1.5707963267949) translate (12.263cm 12.616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-1.5707963267949) translate (12.247cm 12.648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-1.5707963267949) translate (12.397cm 10.43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12.013cm" svg:y1="12.026cm" svg:x2="12.013cm" svg:y2="10.526cm">
                    <text:p/>
                  </draw:line>
                  <draw:g>
                    <draw:custom-shape draw:style-name="gr19" draw:text-style-name="P8" draw:layer="layout" svg:width="0.5cm" svg:height="0.5cm" draw:transform="rotate (-1.5707963267949) translate (12.263cm 11.026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-1.5707963267949) translate (12.247cm 11.058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-1.5707963267949) translate (12.397cm 8.77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12.013cm" svg:y1="10.366cm" svg:x2="12.013cm" svg:y2="8.866cm">
                    <text:p/>
                  </draw:line>
                  <draw:g>
                    <draw:custom-shape draw:style-name="gr19" draw:text-style-name="P8" draw:layer="layout" svg:width="0.5cm" svg:height="0.5cm" draw:transform="rotate (-1.5707963267949) translate (12.263cm 9.366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-1.5707963267949) translate (12.247cm 9.398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-1.5707963267949) translate (12.397cm 7.18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12.013cm" svg:y1="8.776cm" svg:x2="12.013cm" svg:y2="7.276cm">
                    <text:p/>
                  </draw:line>
                  <draw:g>
                    <draw:custom-shape draw:style-name="gr19" draw:text-style-name="P8" draw:layer="layout" svg:width="0.5cm" svg:height="0.5cm" draw:transform="rotate (-1.5707963267949) translate (12.263cm 7.776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-1.5707963267949) translate (12.247cm 7.808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</draw:g>
            </draw:g>
            <draw:g>
              <draw:g>
                <draw:g>
                  <draw:custom-shape draw:style-name="gr17" draw:text-style-name="P12" draw:layer="layout" svg:width="1.66cm" svg:height="0.8cm" draw:transform="rotate (1.5707963267949) translate (10.543cm 8.84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10.927cm" svg:y1="7.244cm" svg:x2="10.927cm" svg:y2="8.744cm">
                    <text:p/>
                  </draw:line>
                  <draw:g>
                    <draw:custom-shape draw:style-name="gr19" draw:text-style-name="P8" draw:layer="layout" svg:width="0.5cm" svg:height="0.5cm" draw:transform="rotate (1.5707963267949) translate (10.677cm 8.244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1.5707963267949) translate (10.693cm 8.212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1.5707963267949) translate (10.543cm 10.5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10.927cm" svg:y1="8.904cm" svg:x2="10.927cm" svg:y2="10.404cm">
                    <text:p/>
                  </draw:line>
                  <draw:g>
                    <draw:custom-shape draw:style-name="gr19" draw:text-style-name="P8" draw:layer="layout" svg:width="0.5cm" svg:height="0.5cm" draw:transform="rotate (1.5707963267949) translate (10.677cm 9.904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1.5707963267949) translate (10.693cm 9.872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1.5707963267949) translate (10.543cm 12.09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10.927cm" svg:y1="10.494cm" svg:x2="10.927cm" svg:y2="11.994cm">
                    <text:p/>
                  </draw:line>
                  <draw:g>
                    <draw:custom-shape draw:style-name="gr19" draw:text-style-name="P8" draw:layer="layout" svg:width="0.5cm" svg:height="0.5cm" draw:transform="rotate (1.5707963267949) translate (10.677cm 11.494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1.5707963267949) translate (10.693cm 11.462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1.5707963267949) translate (10.543cm 13.75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10.927cm" svg:y1="12.154cm" svg:x2="10.927cm" svg:y2="13.654cm">
                    <text:p/>
                  </draw:line>
                  <draw:g>
                    <draw:custom-shape draw:style-name="gr19" draw:text-style-name="P8" draw:layer="layout" svg:width="0.5cm" svg:height="0.5cm" draw:transform="rotate (1.5707963267949) translate (10.677cm 13.154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1.5707963267949) translate (10.693cm 13.122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1.5707963267949) translate (10.543cm 15.34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10.927cm" svg:y1="13.744cm" svg:x2="10.927cm" svg:y2="15.244cm">
                    <text:p/>
                  </draw:line>
                  <draw:g>
                    <draw:custom-shape draw:style-name="gr19" draw:text-style-name="P8" draw:layer="layout" svg:width="0.5cm" svg:height="0.5cm" draw:transform="rotate (1.5707963267949) translate (10.677cm 14.744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1.5707963267949) translate (10.693cm 14.712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1.5707963267949) translate (10.543cm 17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10.927cm" svg:y1="15.404cm" svg:x2="10.927cm" svg:y2="16.904cm">
                    <text:p/>
                  </draw:line>
                  <draw:g>
                    <draw:custom-shape draw:style-name="gr19" draw:text-style-name="P8" draw:layer="layout" svg:width="0.5cm" svg:height="0.5cm" draw:transform="rotate (1.5707963267949) translate (10.677cm 16.404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1.5707963267949) translate (10.693cm 16.372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1.5707963267949) translate (10.543cm 18.66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10.927cm" svg:y1="17.064cm" svg:x2="10.927cm" svg:y2="18.564cm">
                    <text:p/>
                  </draw:line>
                  <draw:g>
                    <draw:custom-shape draw:style-name="gr19" draw:text-style-name="P8" draw:layer="layout" svg:width="0.5cm" svg:height="0.5cm" draw:transform="rotate (1.5707963267949) translate (10.677cm 18.064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1.5707963267949) translate (10.693cm 18.032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1.5707963267949) translate (10.543cm 20.25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10.927cm" svg:y1="18.654cm" svg:x2="10.927cm" svg:y2="20.154cm">
                    <text:p/>
                  </draw:line>
                  <draw:g>
                    <draw:custom-shape draw:style-name="gr19" draw:text-style-name="P8" draw:layer="layout" svg:width="0.5cm" svg:height="0.5cm" draw:transform="rotate (1.5707963267949) translate (10.677cm 19.654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1.5707963267949) translate (10.693cm 19.622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1.5707963267949) translate (10.543cm 21.91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10.927cm" svg:y1="20.314cm" svg:x2="10.927cm" svg:y2="21.814cm">
                    <text:p/>
                  </draw:line>
                  <draw:g>
                    <draw:custom-shape draw:style-name="gr19" draw:text-style-name="P8" draw:layer="layout" svg:width="0.5cm" svg:height="0.5cm" draw:transform="rotate (1.5707963267949) translate (10.677cm 21.314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1.5707963267949) translate (10.693cm 21.282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1.5707963267949) translate (10.543cm 23.5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10.927cm" svg:y1="21.904cm" svg:x2="10.927cm" svg:y2="23.404cm">
                    <text:p/>
                  </draw:line>
                  <draw:g>
                    <draw:custom-shape draw:style-name="gr19" draw:text-style-name="P8" draw:layer="layout" svg:width="0.5cm" svg:height="0.5cm" draw:transform="rotate (1.5707963267949) translate (10.677cm 22.904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1.5707963267949) translate (10.693cm 22.872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</draw:g>
              <draw:g>
                <draw:g>
                  <draw:custom-shape draw:style-name="gr17" draw:text-style-name="P12" draw:layer="layout" svg:width="1.66cm" svg:height="0.8cm" draw:transform="rotate (-1.5707963267949) translate (10.293cm 21.84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9.909cm" svg:y1="23.436cm" svg:x2="9.909cm" svg:y2="21.936cm">
                    <text:p/>
                  </draw:line>
                  <draw:g>
                    <draw:custom-shape draw:style-name="gr19" draw:text-style-name="P8" draw:layer="layout" svg:width="0.5cm" svg:height="0.5cm" draw:transform="rotate (-1.5707963267949) translate (10.159cm 22.436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-1.5707963267949) translate (10.143cm 22.468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-1.5707963267949) translate (10.293cm 20.18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9.909cm" svg:y1="21.776cm" svg:x2="9.909cm" svg:y2="20.276cm">
                    <text:p/>
                  </draw:line>
                  <draw:g>
                    <draw:custom-shape draw:style-name="gr19" draw:text-style-name="P8" draw:layer="layout" svg:width="0.5cm" svg:height="0.5cm" draw:transform="rotate (-1.5707963267949) translate (10.159cm 20.776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-1.5707963267949) translate (10.143cm 20.808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-1.5707963267949) translate (10.293cm 18.59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9.909cm" svg:y1="20.186cm" svg:x2="9.909cm" svg:y2="18.686cm">
                    <text:p/>
                  </draw:line>
                  <draw:g>
                    <draw:custom-shape draw:style-name="gr19" draw:text-style-name="P8" draw:layer="layout" svg:width="0.5cm" svg:height="0.5cm" draw:transform="rotate (-1.5707963267949) translate (10.159cm 19.186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-1.5707963267949) translate (10.143cm 19.218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-1.5707963267949) translate (10.293cm 16.93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9.909cm" svg:y1="18.526cm" svg:x2="9.909cm" svg:y2="17.026cm">
                    <text:p/>
                  </draw:line>
                  <draw:g>
                    <draw:custom-shape draw:style-name="gr19" draw:text-style-name="P8" draw:layer="layout" svg:width="0.5cm" svg:height="0.5cm" draw:transform="rotate (-1.5707963267949) translate (10.159cm 17.526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-1.5707963267949) translate (10.143cm 17.558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-1.5707963267949) translate (10.293cm 15.34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9.909cm" svg:y1="16.936cm" svg:x2="9.909cm" svg:y2="15.436cm">
                    <text:p/>
                  </draw:line>
                  <draw:g>
                    <draw:custom-shape draw:style-name="gr19" draw:text-style-name="P8" draw:layer="layout" svg:width="0.5cm" svg:height="0.5cm" draw:transform="rotate (-1.5707963267949) translate (10.159cm 15.936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-1.5707963267949) translate (10.143cm 15.968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-1.5707963267949) translate (10.293cm 13.68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9.909cm" svg:y1="15.276cm" svg:x2="9.909cm" svg:y2="13.776cm">
                    <text:p/>
                  </draw:line>
                  <draw:g>
                    <draw:custom-shape draw:style-name="gr19" draw:text-style-name="P8" draw:layer="layout" svg:width="0.5cm" svg:height="0.5cm" draw:transform="rotate (-1.5707963267949) translate (10.159cm 14.276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-1.5707963267949) translate (10.143cm 14.308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-1.5707963267949) translate (10.293cm 12.02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9.909cm" svg:y1="13.616cm" svg:x2="9.909cm" svg:y2="12.116cm">
                    <text:p/>
                  </draw:line>
                  <draw:g>
                    <draw:custom-shape draw:style-name="gr19" draw:text-style-name="P8" draw:layer="layout" svg:width="0.5cm" svg:height="0.5cm" draw:transform="rotate (-1.5707963267949) translate (10.159cm 12.616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-1.5707963267949) translate (10.143cm 12.648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-1.5707963267949) translate (10.293cm 10.43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9.909cm" svg:y1="12.026cm" svg:x2="9.909cm" svg:y2="10.526cm">
                    <text:p/>
                  </draw:line>
                  <draw:g>
                    <draw:custom-shape draw:style-name="gr19" draw:text-style-name="P8" draw:layer="layout" svg:width="0.5cm" svg:height="0.5cm" draw:transform="rotate (-1.5707963267949) translate (10.159cm 11.026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-1.5707963267949) translate (10.143cm 11.058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-1.5707963267949) translate (10.293cm 8.77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9.909cm" svg:y1="10.366cm" svg:x2="9.909cm" svg:y2="8.866cm">
                    <text:p/>
                  </draw:line>
                  <draw:g>
                    <draw:custom-shape draw:style-name="gr19" draw:text-style-name="P8" draw:layer="layout" svg:width="0.5cm" svg:height="0.5cm" draw:transform="rotate (-1.5707963267949) translate (10.159cm 9.366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-1.5707963267949) translate (10.143cm 9.398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-1.5707963267949) translate (10.293cm 7.18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9.909cm" svg:y1="8.776cm" svg:x2="9.909cm" svg:y2="7.276cm">
                    <text:p/>
                  </draw:line>
                  <draw:g>
                    <draw:custom-shape draw:style-name="gr19" draw:text-style-name="P8" draw:layer="layout" svg:width="0.5cm" svg:height="0.5cm" draw:transform="rotate (-1.5707963267949) translate (10.159cm 7.776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-1.5707963267949) translate (10.143cm 7.808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</draw:g>
            </draw:g>
            <draw:g>
              <draw:g>
                <draw:g>
                  <draw:custom-shape draw:style-name="gr17" draw:text-style-name="P12" draw:layer="layout" svg:width="1.66cm" svg:height="0.8cm" draw:transform="rotate (1.5707963267949) translate (8.44cm 8.84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8.824cm" svg:y1="7.244cm" svg:x2="8.824cm" svg:y2="8.744cm">
                    <text:p/>
                  </draw:line>
                  <draw:g>
                    <draw:custom-shape draw:style-name="gr19" draw:text-style-name="P8" draw:layer="layout" svg:width="0.5cm" svg:height="0.5cm" draw:transform="rotate (1.5707963267949) translate (8.574cm 8.244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1.5707963267949) translate (8.59cm 8.212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1.5707963267949) translate (8.44cm 10.5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8.824cm" svg:y1="8.904cm" svg:x2="8.824cm" svg:y2="10.404cm">
                    <text:p/>
                  </draw:line>
                  <draw:g>
                    <draw:custom-shape draw:style-name="gr19" draw:text-style-name="P8" draw:layer="layout" svg:width="0.5cm" svg:height="0.5cm" draw:transform="rotate (1.5707963267949) translate (8.574cm 9.904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1.5707963267949) translate (8.59cm 9.872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1.5707963267949) translate (8.44cm 12.09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8.824cm" svg:y1="10.494cm" svg:x2="8.824cm" svg:y2="11.994cm">
                    <text:p/>
                  </draw:line>
                  <draw:g>
                    <draw:custom-shape draw:style-name="gr19" draw:text-style-name="P8" draw:layer="layout" svg:width="0.5cm" svg:height="0.5cm" draw:transform="rotate (1.5707963267949) translate (8.574cm 11.494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1.5707963267949) translate (8.59cm 11.462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1.5707963267949) translate (8.44cm 13.75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8.824cm" svg:y1="12.154cm" svg:x2="8.824cm" svg:y2="13.654cm">
                    <text:p/>
                  </draw:line>
                  <draw:g>
                    <draw:custom-shape draw:style-name="gr19" draw:text-style-name="P8" draw:layer="layout" svg:width="0.5cm" svg:height="0.5cm" draw:transform="rotate (1.5707963267949) translate (8.574cm 13.154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1.5707963267949) translate (8.59cm 13.122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1.5707963267949) translate (8.44cm 15.34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8.824cm" svg:y1="13.744cm" svg:x2="8.824cm" svg:y2="15.244cm">
                    <text:p/>
                  </draw:line>
                  <draw:g>
                    <draw:custom-shape draw:style-name="gr19" draw:text-style-name="P8" draw:layer="layout" svg:width="0.5cm" svg:height="0.5cm" draw:transform="rotate (1.5707963267949) translate (8.574cm 14.744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1.5707963267949) translate (8.59cm 14.712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1.5707963267949) translate (8.44cm 17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8.824cm" svg:y1="15.404cm" svg:x2="8.824cm" svg:y2="16.904cm">
                    <text:p/>
                  </draw:line>
                  <draw:g>
                    <draw:custom-shape draw:style-name="gr19" draw:text-style-name="P8" draw:layer="layout" svg:width="0.5cm" svg:height="0.5cm" draw:transform="rotate (1.5707963267949) translate (8.574cm 16.404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1.5707963267949) translate (8.59cm 16.372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1.5707963267949) translate (8.44cm 18.66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8.824cm" svg:y1="17.064cm" svg:x2="8.824cm" svg:y2="18.564cm">
                    <text:p/>
                  </draw:line>
                  <draw:g>
                    <draw:custom-shape draw:style-name="gr19" draw:text-style-name="P8" draw:layer="layout" svg:width="0.5cm" svg:height="0.5cm" draw:transform="rotate (1.5707963267949) translate (8.574cm 18.064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1.5707963267949) translate (8.59cm 18.032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1.5707963267949) translate (8.44cm 20.25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8.824cm" svg:y1="18.654cm" svg:x2="8.824cm" svg:y2="20.154cm">
                    <text:p/>
                  </draw:line>
                  <draw:g>
                    <draw:custom-shape draw:style-name="gr19" draw:text-style-name="P8" draw:layer="layout" svg:width="0.5cm" svg:height="0.5cm" draw:transform="rotate (1.5707963267949) translate (8.574cm 19.654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1.5707963267949) translate (8.59cm 19.622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1.5707963267949) translate (8.44cm 21.91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8.824cm" svg:y1="20.314cm" svg:x2="8.824cm" svg:y2="21.814cm">
                    <text:p/>
                  </draw:line>
                  <draw:g>
                    <draw:custom-shape draw:style-name="gr19" draw:text-style-name="P8" draw:layer="layout" svg:width="0.5cm" svg:height="0.5cm" draw:transform="rotate (1.5707963267949) translate (8.574cm 21.314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1.5707963267949) translate (8.59cm 21.282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1.5707963267949) translate (8.44cm 23.5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8.824cm" svg:y1="21.904cm" svg:x2="8.824cm" svg:y2="23.404cm">
                    <text:p/>
                  </draw:line>
                  <draw:g>
                    <draw:custom-shape draw:style-name="gr19" draw:text-style-name="P8" draw:layer="layout" svg:width="0.5cm" svg:height="0.5cm" draw:transform="rotate (1.5707963267949) translate (8.574cm 22.904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1.5707963267949) translate (8.59cm 22.872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</draw:g>
              <draw:g>
                <draw:g>
                  <draw:custom-shape draw:style-name="gr17" draw:text-style-name="P12" draw:layer="layout" svg:width="1.66cm" svg:height="0.8cm" draw:transform="rotate (-1.5707963267949) translate (8.19cm 21.84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7.806cm" svg:y1="23.436cm" svg:x2="7.806cm" svg:y2="21.936cm">
                    <text:p/>
                  </draw:line>
                  <draw:g>
                    <draw:custom-shape draw:style-name="gr19" draw:text-style-name="P8" draw:layer="layout" svg:width="0.5cm" svg:height="0.5cm" draw:transform="rotate (-1.5707963267949) translate (8.056cm 22.436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-1.5707963267949) translate (8.04cm 22.468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-1.5707963267949) translate (8.19cm 20.18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7.806cm" svg:y1="21.776cm" svg:x2="7.806cm" svg:y2="20.276cm">
                    <text:p/>
                  </draw:line>
                  <draw:g>
                    <draw:custom-shape draw:style-name="gr19" draw:text-style-name="P8" draw:layer="layout" svg:width="0.5cm" svg:height="0.5cm" draw:transform="rotate (-1.5707963267949) translate (8.056cm 20.776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-1.5707963267949) translate (8.04cm 20.808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-1.5707963267949) translate (8.19cm 18.59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7.806cm" svg:y1="20.186cm" svg:x2="7.806cm" svg:y2="18.686cm">
                    <text:p/>
                  </draw:line>
                  <draw:g>
                    <draw:custom-shape draw:style-name="gr19" draw:text-style-name="P8" draw:layer="layout" svg:width="0.5cm" svg:height="0.5cm" draw:transform="rotate (-1.5707963267949) translate (8.056cm 19.186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-1.5707963267949) translate (8.04cm 19.218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-1.5707963267949) translate (8.19cm 16.93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7.806cm" svg:y1="18.526cm" svg:x2="7.806cm" svg:y2="17.026cm">
                    <text:p/>
                  </draw:line>
                  <draw:g>
                    <draw:custom-shape draw:style-name="gr19" draw:text-style-name="P8" draw:layer="layout" svg:width="0.5cm" svg:height="0.5cm" draw:transform="rotate (-1.5707963267949) translate (8.056cm 17.526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-1.5707963267949) translate (8.04cm 17.558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-1.5707963267949) translate (8.19cm 15.34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7.806cm" svg:y1="16.936cm" svg:x2="7.806cm" svg:y2="15.436cm">
                    <text:p/>
                  </draw:line>
                  <draw:g>
                    <draw:custom-shape draw:style-name="gr19" draw:text-style-name="P8" draw:layer="layout" svg:width="0.5cm" svg:height="0.5cm" draw:transform="rotate (-1.5707963267949) translate (8.056cm 15.936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-1.5707963267949) translate (8.04cm 15.968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-1.5707963267949) translate (8.19cm 13.68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7.806cm" svg:y1="15.276cm" svg:x2="7.806cm" svg:y2="13.776cm">
                    <text:p/>
                  </draw:line>
                  <draw:g>
                    <draw:custom-shape draw:style-name="gr19" draw:text-style-name="P8" draw:layer="layout" svg:width="0.5cm" svg:height="0.5cm" draw:transform="rotate (-1.5707963267949) translate (8.056cm 14.276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-1.5707963267949) translate (8.04cm 14.308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-1.5707963267949) translate (8.19cm 12.02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7.806cm" svg:y1="13.616cm" svg:x2="7.806cm" svg:y2="12.116cm">
                    <text:p/>
                  </draw:line>
                  <draw:g>
                    <draw:custom-shape draw:style-name="gr19" draw:text-style-name="P8" draw:layer="layout" svg:width="0.5cm" svg:height="0.5cm" draw:transform="rotate (-1.5707963267949) translate (8.056cm 12.616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-1.5707963267949) translate (8.04cm 12.648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-1.5707963267949) translate (8.19cm 10.43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7.806cm" svg:y1="12.026cm" svg:x2="7.806cm" svg:y2="10.526cm">
                    <text:p/>
                  </draw:line>
                  <draw:g>
                    <draw:custom-shape draw:style-name="gr19" draw:text-style-name="P8" draw:layer="layout" svg:width="0.5cm" svg:height="0.5cm" draw:transform="rotate (-1.5707963267949) translate (8.056cm 11.026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-1.5707963267949) translate (8.04cm 11.058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-1.5707963267949) translate (8.19cm 8.77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7.806cm" svg:y1="10.366cm" svg:x2="7.806cm" svg:y2="8.866cm">
                    <text:p/>
                  </draw:line>
                  <draw:g>
                    <draw:custom-shape draw:style-name="gr19" draw:text-style-name="P8" draw:layer="layout" svg:width="0.5cm" svg:height="0.5cm" draw:transform="rotate (-1.5707963267949) translate (8.056cm 9.366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-1.5707963267949) translate (8.04cm 9.398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-1.5707963267949) translate (8.19cm 7.18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7.806cm" svg:y1="8.776cm" svg:x2="7.806cm" svg:y2="7.276cm">
                    <text:p/>
                  </draw:line>
                  <draw:g>
                    <draw:custom-shape draw:style-name="gr19" draw:text-style-name="P8" draw:layer="layout" svg:width="0.5cm" svg:height="0.5cm" draw:transform="rotate (-1.5707963267949) translate (8.056cm 7.776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-1.5707963267949) translate (8.04cm 7.808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</draw:g>
            </draw:g>
            <draw:g>
              <draw:g>
                <draw:g>
                  <draw:custom-shape draw:style-name="gr17" draw:text-style-name="P12" draw:layer="layout" svg:width="1.66cm" svg:height="0.8cm" draw:transform="rotate (1.5707963267949) translate (6.336cm 8.84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6.72cm" svg:y1="7.244cm" svg:x2="6.72cm" svg:y2="8.744cm">
                    <text:p/>
                  </draw:line>
                  <draw:g>
                    <draw:custom-shape draw:style-name="gr19" draw:text-style-name="P8" draw:layer="layout" svg:width="0.5cm" svg:height="0.5cm" draw:transform="rotate (1.5707963267949) translate (6.47cm 8.244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1.5707963267949) translate (6.486cm 8.212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1.5707963267949) translate (6.336cm 10.5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6.72cm" svg:y1="8.904cm" svg:x2="6.72cm" svg:y2="10.404cm">
                    <text:p/>
                  </draw:line>
                  <draw:g>
                    <draw:custom-shape draw:style-name="gr19" draw:text-style-name="P8" draw:layer="layout" svg:width="0.5cm" svg:height="0.5cm" draw:transform="rotate (1.5707963267949) translate (6.47cm 9.904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1.5707963267949) translate (6.486cm 9.872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1.5707963267949) translate (6.336cm 12.09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6.72cm" svg:y1="10.494cm" svg:x2="6.72cm" svg:y2="11.994cm">
                    <text:p/>
                  </draw:line>
                  <draw:g>
                    <draw:custom-shape draw:style-name="gr19" draw:text-style-name="P8" draw:layer="layout" svg:width="0.5cm" svg:height="0.5cm" draw:transform="rotate (1.5707963267949) translate (6.47cm 11.494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1.5707963267949) translate (6.486cm 11.462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1.5707963267949) translate (6.336cm 13.75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6.72cm" svg:y1="12.154cm" svg:x2="6.72cm" svg:y2="13.654cm">
                    <text:p/>
                  </draw:line>
                  <draw:g>
                    <draw:custom-shape draw:style-name="gr19" draw:text-style-name="P8" draw:layer="layout" svg:width="0.5cm" svg:height="0.5cm" draw:transform="rotate (1.5707963267949) translate (6.47cm 13.154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1.5707963267949) translate (6.486cm 13.122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1.5707963267949) translate (6.336cm 15.34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6.72cm" svg:y1="13.744cm" svg:x2="6.72cm" svg:y2="15.244cm">
                    <text:p/>
                  </draw:line>
                  <draw:g>
                    <draw:custom-shape draw:style-name="gr19" draw:text-style-name="P8" draw:layer="layout" svg:width="0.5cm" svg:height="0.5cm" draw:transform="rotate (1.5707963267949) translate (6.47cm 14.744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1.5707963267949) translate (6.486cm 14.712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1.5707963267949) translate (6.336cm 17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6.72cm" svg:y1="15.404cm" svg:x2="6.72cm" svg:y2="16.904cm">
                    <text:p/>
                  </draw:line>
                  <draw:g>
                    <draw:custom-shape draw:style-name="gr19" draw:text-style-name="P8" draw:layer="layout" svg:width="0.5cm" svg:height="0.5cm" draw:transform="rotate (1.5707963267949) translate (6.47cm 16.404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1.5707963267949) translate (6.486cm 16.372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1.5707963267949) translate (6.336cm 18.66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6.72cm" svg:y1="17.064cm" svg:x2="6.72cm" svg:y2="18.564cm">
                    <text:p/>
                  </draw:line>
                  <draw:g>
                    <draw:custom-shape draw:style-name="gr19" draw:text-style-name="P8" draw:layer="layout" svg:width="0.5cm" svg:height="0.5cm" draw:transform="rotate (1.5707963267949) translate (6.47cm 18.064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1.5707963267949) translate (6.486cm 18.032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1.5707963267949) translate (6.336cm 20.25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6.72cm" svg:y1="18.654cm" svg:x2="6.72cm" svg:y2="20.154cm">
                    <text:p/>
                  </draw:line>
                  <draw:g>
                    <draw:custom-shape draw:style-name="gr19" draw:text-style-name="P8" draw:layer="layout" svg:width="0.5cm" svg:height="0.5cm" draw:transform="rotate (1.5707963267949) translate (6.47cm 19.654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1.5707963267949) translate (6.486cm 19.622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1.5707963267949) translate (6.336cm 21.91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6.72cm" svg:y1="20.314cm" svg:x2="6.72cm" svg:y2="21.814cm">
                    <text:p/>
                  </draw:line>
                  <draw:g>
                    <draw:custom-shape draw:style-name="gr19" draw:text-style-name="P8" draw:layer="layout" svg:width="0.5cm" svg:height="0.5cm" draw:transform="rotate (1.5707963267949) translate (6.47cm 21.314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1.5707963267949) translate (6.486cm 21.282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1.5707963267949) translate (6.336cm 23.5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6.72cm" svg:y1="21.904cm" svg:x2="6.72cm" svg:y2="23.404cm">
                    <text:p/>
                  </draw:line>
                  <draw:g>
                    <draw:custom-shape draw:style-name="gr19" draw:text-style-name="P8" draw:layer="layout" svg:width="0.5cm" svg:height="0.5cm" draw:transform="rotate (1.5707963267949) translate (6.47cm 22.904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1.5707963267949) translate (6.486cm 22.872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</draw:g>
              <draw:g>
                <draw:g>
                  <draw:custom-shape draw:style-name="gr17" draw:text-style-name="P12" draw:layer="layout" svg:width="1.66cm" svg:height="0.8cm" draw:transform="rotate (-1.5707963267949) translate (6.086cm 21.84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5.702cm" svg:y1="23.436cm" svg:x2="5.702cm" svg:y2="21.936cm">
                    <text:p/>
                  </draw:line>
                  <draw:g>
                    <draw:custom-shape draw:style-name="gr19" draw:text-style-name="P8" draw:layer="layout" svg:width="0.5cm" svg:height="0.5cm" draw:transform="rotate (-1.5707963267949) translate (5.952cm 22.436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-1.5707963267949) translate (5.936cm 22.468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-1.5707963267949) translate (6.086cm 20.18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5.702cm" svg:y1="21.776cm" svg:x2="5.702cm" svg:y2="20.276cm">
                    <text:p/>
                  </draw:line>
                  <draw:g>
                    <draw:custom-shape draw:style-name="gr19" draw:text-style-name="P8" draw:layer="layout" svg:width="0.5cm" svg:height="0.5cm" draw:transform="rotate (-1.5707963267949) translate (5.952cm 20.776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-1.5707963267949) translate (5.936cm 20.808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-1.5707963267949) translate (6.086cm 18.59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5.702cm" svg:y1="20.186cm" svg:x2="5.702cm" svg:y2="18.686cm">
                    <text:p/>
                  </draw:line>
                  <draw:g>
                    <draw:custom-shape draw:style-name="gr19" draw:text-style-name="P8" draw:layer="layout" svg:width="0.5cm" svg:height="0.5cm" draw:transform="rotate (-1.5707963267949) translate (5.952cm 19.186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-1.5707963267949) translate (5.936cm 19.218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-1.5707963267949) translate (6.086cm 16.93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5.702cm" svg:y1="18.526cm" svg:x2="5.702cm" svg:y2="17.026cm">
                    <text:p/>
                  </draw:line>
                  <draw:g>
                    <draw:custom-shape draw:style-name="gr19" draw:text-style-name="P8" draw:layer="layout" svg:width="0.5cm" svg:height="0.5cm" draw:transform="rotate (-1.5707963267949) translate (5.952cm 17.526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-1.5707963267949) translate (5.936cm 17.558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-1.5707963267949) translate (6.086cm 15.34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5.702cm" svg:y1="16.936cm" svg:x2="5.702cm" svg:y2="15.436cm">
                    <text:p/>
                  </draw:line>
                  <draw:g>
                    <draw:custom-shape draw:style-name="gr19" draw:text-style-name="P8" draw:layer="layout" svg:width="0.5cm" svg:height="0.5cm" draw:transform="rotate (-1.5707963267949) translate (5.952cm 15.936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-1.5707963267949) translate (5.936cm 15.968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-1.5707963267949) translate (6.086cm 13.68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5.702cm" svg:y1="15.276cm" svg:x2="5.702cm" svg:y2="13.776cm">
                    <text:p/>
                  </draw:line>
                  <draw:g>
                    <draw:custom-shape draw:style-name="gr19" draw:text-style-name="P8" draw:layer="layout" svg:width="0.5cm" svg:height="0.5cm" draw:transform="rotate (-1.5707963267949) translate (5.952cm 14.276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-1.5707963267949) translate (5.936cm 14.308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-1.5707963267949) translate (6.086cm 12.02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5.702cm" svg:y1="13.616cm" svg:x2="5.702cm" svg:y2="12.116cm">
                    <text:p/>
                  </draw:line>
                  <draw:g>
                    <draw:custom-shape draw:style-name="gr19" draw:text-style-name="P8" draw:layer="layout" svg:width="0.5cm" svg:height="0.5cm" draw:transform="rotate (-1.5707963267949) translate (5.952cm 12.616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-1.5707963267949) translate (5.936cm 12.648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-1.5707963267949) translate (6.086cm 10.43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5.702cm" svg:y1="12.026cm" svg:x2="5.702cm" svg:y2="10.526cm">
                    <text:p/>
                  </draw:line>
                  <draw:g>
                    <draw:custom-shape draw:style-name="gr19" draw:text-style-name="P8" draw:layer="layout" svg:width="0.5cm" svg:height="0.5cm" draw:transform="rotate (-1.5707963267949) translate (5.952cm 11.026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-1.5707963267949) translate (5.936cm 11.058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-1.5707963267949) translate (6.086cm 8.77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5.702cm" svg:y1="10.366cm" svg:x2="5.702cm" svg:y2="8.866cm">
                    <text:p/>
                  </draw:line>
                  <draw:g>
                    <draw:custom-shape draw:style-name="gr19" draw:text-style-name="P8" draw:layer="layout" svg:width="0.5cm" svg:height="0.5cm" draw:transform="rotate (-1.5707963267949) translate (5.952cm 9.366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-1.5707963267949) translate (5.936cm 9.398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g>
                  <draw:custom-shape draw:style-name="gr17" draw:text-style-name="P12" draw:layer="layout" svg:width="1.66cm" svg:height="0.8cm" draw:transform="rotate (-1.5707963267949) translate (6.086cm 7.18cm)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18" draw:text-style-name="P4" draw:layer="layout" svg:x1="5.702cm" svg:y1="8.776cm" svg:x2="5.702cm" svg:y2="7.276cm">
                    <text:p/>
                  </draw:line>
                  <draw:g>
                    <draw:custom-shape draw:style-name="gr19" draw:text-style-name="P8" draw:layer="layout" svg:width="0.5cm" svg:height="0.5cm" draw:transform="rotate (-1.5707963267949) translate (5.952cm 7.776cm)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13" draw:layer="layout" svg:width="0.45cm" svg:height="0.45cm" draw:transform="rotate (-1.5707963267949) translate (5.936cm 7.808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</draw:g>
            </draw:g>
          </draw:g>
          <draw:polyline draw:style-name="gr22" draw:text-style-name="P4" draw:layer="layout" svg:width="2.474cm" svg:height="1.236cm" draw:transform="rotate (-0.785398163397448) translate (16.75cm 7cm)" svg:viewBox="0 0 2475 1237" draw:points="0,0 354,0 1591,1237 2475,354">
            <text:p/>
          </draw:polyline>
          <draw:line draw:style-name="gr23" draw:text-style-name="P4" draw:layer="layout" svg:x1="9.75cm" svg:y1="26.25cm" svg:x2="9.75cm" svg:y2="23.5cm">
            <text:p/>
          </draw:line>
          <draw:line draw:style-name="gr24" draw:text-style-name="P4" draw:layer="layout" svg:x1="10.22cm" svg:y1="26.25cm" svg:x2="10.22cm" svg:y2="23.5cm">
            <text:p/>
          </draw:line>
          <draw:frame draw:style-name="gr15" draw:text-style-name="P15" draw:layer="layout" svg:width="1.395cm" svg:height="0.806cm" draw:transform="rotate (1.5707963267949) translate (9.32cm 27.797cm)">
            <draw:text-box>
              <text:p text:style-name="P14">+5V</text:p>
            </draw:text-box>
          </draw:frame>
          <draw:frame draw:style-name="gr15" draw:text-style-name="P15" draw:layer="layout" svg:width="1.598cm" svg:height="0.806cm" draw:transform="rotate (1.5707963267949) translate (9.838cm 28cm)">
            <draw:text-box>
              <text:p text:style-name="P14">GND</text:p>
            </draw:text-box>
          </draw:frame>
          <draw:frame draw:style-name="gr15" draw:text-style-name="P15" draw:layer="layout" svg:width="2.233cm" svg:height="0.806cm" draw:transform="rotate (1.5707963267949) translate (18.144cm 10.133cm)">
            <draw:text-box>
              <text:p text:style-name="P14">LED_DI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7 20 13" svg:d="M0 20l10-13 10 13z"/>
    <draw:marker draw:name="Linienspitzen_20_2" draw:display-name="Linienspitzen 2" svg:viewBox="0 0 20 20" svg:d="M0 20l10-20 10 20z"/>
    <draw:marker draw:name="Linienspitzen_20_3" draw:display-name="Linienspitzen 3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27T20:34:05.721000000</meta:creation-date>
    <dc:date>2021-12-03T17:37:40.108000000</dc:date>
    <meta:editing-duration>P2DT9H4M42S</meta:editing-duration>
    <meta:editing-cycles>12</meta:editing-cycles>
    <meta:generator>LibreOffice/7.1.2.2$Windows_X86_64 LibreOffice_project/8a45595d069ef5570103caea1b71cc9d82b2aae4</meta:generator>
    <meta:document-statistic meta:object-count="725"/>
  </office:meta>
</office:document-meta>
</file>